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339" officeooo:paragraph-rsid="001da339"/>
    </style:style>
    <style:style style:name="P2" style:family="paragraph" style:parent-style-name="Standard" style:list-style-name="L1">
      <style:text-properties officeooo:rsid="001da339" officeooo:paragraph-rsid="001da339"/>
    </style:style>
    <style:style style:name="P3" style:family="paragraph" style:parent-style-name="Standard" style:list-style-name="L1">
      <style:text-properties officeooo:rsid="001f9793" officeooo:paragraph-rsid="001f9793"/>
    </style:style>
    <style:style style:name="P4" style:family="paragraph" style:parent-style-name="Standard" style:list-style-name="L1">
      <style:text-properties officeooo:rsid="00216bf2" officeooo:paragraph-rsid="00216bf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From the Interview:</text:p>
      <text:list text:style-name="L1">
        <text:list-item>
          <text:p text:style-name="P2">Max heap time complexity is O(n * log(n))</text:p>
        </text:list-item>
        <text:list-item>
          <text:p text:style-name="P2">Array sorting is O(n * log(n))</text:p>
        </text:list-item>
        <text:list-item>
          <text:p text:style-name="P2">Think of a sorting metric that will do the heavy lifting for us instead of picking a singluar metric to sort on. This is kind of like what we’re learning in AI, and by picking a proper heuristic, like Euclidean distance instead of Manhattan distances leads to better results.</text:p>
        </text:list-item>
        <text:list-item>
          <text:p text:style-name="P3">Think of the exiting conditions properly in the while loops and whenever you’re enumerating and iterating through elements from a full queue, then ensure the while loop exit condition is !queue.isEmpty()</text:p>
        </text:list-item>
        <text:list-item>
          <text:p text:style-name="P4">Think about the number of unique values one can encounter for for a set of local values. For example, if there are three traits with three possible values each then there’s 3^3=27 unique trait combinations. Make sure the code reflects tha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6:40:28.264472268</meta:creation-date>
    <dc:date>2024-02-17T00:53:56.518862642</dc:date>
    <meta:editing-duration>PT8H13M28S</meta:editing-duration>
    <meta:editing-cycles>3</meta:editing-cycles>
    <meta:generator>LibreOffice/7.6.4.1$Linux_X86_64 LibreOffice_project/60$Build-1</meta:generator>
    <meta:document-statistic meta:table-count="0" meta:image-count="0" meta:object-count="0" meta:page-count="1" meta:paragraph-count="6" meta:word-count="144" meta:character-count="824" meta:non-whitespace-character-count="691"/>
  </office:meta>
</office:document-meta>
</file>